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694" officeooo:paragraph-rsid="00047694"/>
    </style:style>
    <style:style style:name="P2" style:family="paragraph" style:parent-style-name="Standard">
      <style:text-properties officeooo:rsid="0005a27c" officeooo:paragraph-rsid="0005a2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 d in DVH Geometry GUI Kernels Storage VTK SFMT Test vis VTK; do make -C $d libs; done;</text:p>
      <text:p text:style-name="P2">make: *** DVH: No such file or directory. <text:s/>Stop.</text:p>
      <text:p text:style-name="P2">make[1]: Entering directory `/home/houman/FullMonte/Geometry'</text:p>
      <text:p text:style-name="P2">g++ -Wall -std=c++11 -O3 -g -Wno-missing-braces -mavx -msse4 -fPIC -fabi-version=6 -I/home/houman -L/home/houman/FullMonte -c TetraMesh.cpp -o TetraMesh.o</text:p>
      <text:p text:style-name="P2">g++ -Wall -std=c++11 -O3 -g -Wno-missing-braces -mavx -msse4 -fPIC -fabi-version=6 -I/home/houman -L/home/houman/FullMonte -shared -o libFullMonteGeometry.so TetraMeshBase.o newgeom.o TetraMesh.o Face.o SourceDescription.o Material.o</text:p>
      <text:p text:style-name="P2">make[1]: Leaving directory `/home/houman/FullMonte/Geometry'</text:p>
      <text:p text:style-name="P2">make[1]: Entering directory `/home/houman/FullMonte/GUI'</text:p>
      <text:p text:style-name="P2">make[1]: Nothing to be done for `libs'.</text:p>
      <text:p text:style-name="P2">make[1]: Leaving directory `/home/houman/FullMonte/GUI'</text:p>
      <text:p text:style-name="P2">make[1]: Entering directory `/home/houman/FullMonte/Kernels'</text:p>
      <text:p text:style-name="P2">Makefile:11: warning: overriding commands for target `clean'</text:p>
      <text:p text:style-name="P2">../Makefile.in:71: warning: ignoring old commands for target `clean'</text:p>
      <text:p text:style-name="P2">for d in CAPI Software; do make -C $d libs; done;</text:p>
      <text:p text:style-name="P2">make: Entering an unknown directory</text:p>
      <text:p text:style-name="P2">make: *** CAPI: No such file or directory. <text:s/>Stop.</text:p>
      <text:p text:style-name="P2">make: Leaving an unknown directory</text:p>
      <text:p text:style-name="P2">make[2]: Entering directory `/home/houman/FullMonte/Kernels/Software'</text:p>
      <text:p text:style-name="P2">g++ -Wall -fabi-version=6 -mavx -msse4 -fPIC -shared -L/home/houman/FullMonte -shared -L. -lFullMonteGeometry -lFullMonteData -L../../SFMT -lSFMT -lboost_system -lboost_timer -lboost_chrono -o libFullMonteCore.so LoggerSurface.o LoggerConservation.o LoggerEvent.o sse.o RandomAVX.o OStreamObserver.o FullMonte.o LoggerVolume.o</text:p>
      <text:p text:style-name="P2">/usr/bin/ld: cannot find -lFullMonteData</text:p>
      <text:p text:style-name="P2">/usr/bin/ld: cannot find -lSFMT</text:p>
      <text:p text:style-name="P2">collect2: error: ld returned 1 exit status</text:p>
      <text:p text:style-name="P2">make[2]: *** [libFullMonteCore.so] Error 1</text:p>
      <text:p text:style-name="P2">make[2]: Leaving directory `/home/houman/FullMonte/Kernels/Software'</text:p>
      <text:p text:style-name="P2">make[1]: *** [sublibs] Error 2</text:p>
      <text:p text:style-name="P2">make[1]: Leaving directory `/home/houman/FullMonte/Kernels'</text:p>
      <text:p text:style-name="P2">make[1]: Entering directory `/home/houman/FullMonte/Storage'</text:p>
      <text:p text:style-name="P2">Makefile:6: warning: overriding commands for target `clean'</text:p>
      <text:p text:style-name="P2">../Makefile.in:71: warning: ignoring old commands for target `clean'</text:p>
      <text:p text:style-name="P2">for d in CommonParser NIRFAST Postgres STL TIMOS TetGen; do make -C $d libs; done</text:p>
      <text:p text:style-name="P2">make[2]: Entering directory `/home/houman/FullMonte/Storage/CommonParser'</text:p>
      <text:p text:style-name="P2">make[2]: *** No rule to make target `libs'. <text:s/>Stop.</text:p>
      <text:p text:style-name="P2">make[2]: Leaving directory `/home/houman/FullMonte/Storage/CommonParser'</text:p>
      <text:p text:style-name="P2">make: Entering an unknown directory</text:p>
      <text:p text:style-name="P2">make: *** NIRFAST: No such file or directory. <text:s/>Stop.</text:p>
      <text:p text:style-name="P2">make: Leaving an unknown directory</text:p>
      <text:p text:style-name="P2">make[2]: Entering directory `/home/houman/FullMonte/Storage/Postgres'</text:p>
      <text:p text:style-name="P2">make[2]: *** No rule to make target `libs'. <text:s/>Stop.</text:p>
      <text:p text:style-name="P2">make[2]: Leaving directory `/home/houman/FullMonte/Storage/Postgres'</text:p>
      <text:p text:style-name="P2">make[2]: Entering directory `/home/houman/FullMonte/Storage/STL'</text:p>
      <text:p text:style-name="P2">make[2]: *** No rule to make target `libs'. <text:s/>Stop.</text:p>
      <text:p text:style-name="P2">make[2]: Leaving directory `/home/houman/FullMonte/Storage/STL'</text:p>
      <text:p text:style-name="P2">make[2]: Entering directory `/home/houman/FullMonte/Storage/TIMOS'</text:p>
      <text:p text:style-name="P2">Makefile:34: warning: overriding commands for target `clean'</text:p>
      <text:p text:style-name="P2"><text:soft-page-break/>../../Makefile.in:71: warning: ignoring old commands for target `clean'</text:p>
      <text:p text:style-name="P2">java -jar /usr/local/antlrv3/antlr-3.5.2-complete-no-st3.jar TIMOS.g</text:p>
      <text:p text:style-name="P2">Error: Unable to access jarfile /usr/local/antlrv3/antlr-3.5.2-complete-no-st3.jar</text:p>
      <text:p text:style-name="P2">make[2]: *** [TIMOSParser.h] Error 1</text:p>
      <text:p text:style-name="P2">make[2]: Leaving directory `/home/houman/FullMonte/Storage/TIMOS'</text:p>
      <text:p text:style-name="P2">make[2]: Entering directory `/home/houman/FullMonte/Storage/TetGen'</text:p>
      <text:p text:style-name="P2">swig -tcl -c++ -o FullMonteTetGen_wrap.cxx FullMonteTetGen.i</text:p>
      <text:p text:style-name="P2">TetGenReader.hpp:22: Error: Syntax error in input(3).</text:p>
      <text:p text:style-name="P2">make[2]: *** [FullMonteTetGen_wrap.cxx] Error 1</text:p>
      <text:p text:style-name="P2">make[2]: Leaving directory `/home/houman/FullMonte/Storage/TetGen'</text:p>
      <text:p text:style-name="P2">make[1]: *** [libs] Error 2</text:p>
      <text:p text:style-name="P2">make[1]: Leaving directory `/home/houman/FullMonte/Storage'</text:p>
      <text:p text:style-name="P2">make[1]: Entering directory `/home/houman/FullMonte/VTK'</text:p>
      <text:p text:style-name="P2">make[1]: *** No rule to make target `libs'. <text:s/>Stop.</text:p>
      <text:p text:style-name="P2">make[1]: Leaving directory `/home/houman/FullMonte/VTK'</text:p>
      <text:p text:style-name="P2">make[1]: Entering directory `/home/houman/FullMonte/SFMT'</text:p>
      <text:p text:style-name="P2">make[1]: *** No rule to make target `libs'. <text:s/>Stop.</text:p>
      <text:p text:style-name="P2">make[1]: Leaving directory `/home/houman/FullMonte/SFMT'</text:p>
      <text:p text:style-name="P2">make: *** Test: No such file or directory. <text:s/>Stop.</text:p>
      <text:p text:style-name="P2">make[1]: Entering directory `/home/houman/FullMonte/vis'</text:p>
      <text:p text:style-name="P2">make[1]: *** No rule to make target `libs'. <text:s/>Stop.</text:p>
      <text:p text:style-name="P2">make[1]: Leaving directory `/home/houman/FullMonte/vis'</text:p>
      <text:p text:style-name="P2">make[1]: Entering directory `/home/houman/FullMonte/VTK'</text:p>
      <text:p text:style-name="P2">make[1]: *** No rule to make target `libs'. <text:s/>Stop.</text:p>
      <text:p text:style-name="P2">make[1]: Leaving directory `/home/houman/FullMonte/VTK'</text:p>
      <text:p text:style-name="P2">make: *** [libs] Error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4:09:57.248505416</meta:creation-date>
    <dc:date>2015-06-03T15:19:26.788195994</dc:date>
    <meta:editing-duration>PT24M9S</meta:editing-duration>
    <meta:editing-cycles>1</meta:editing-cycles>
    <meta:document-statistic meta:table-count="0" meta:image-count="0" meta:object-count="0" meta:page-count="2" meta:paragraph-count="69" meta:word-count="459" meta:character-count="4420" meta:non-whitespace-character-count="3951"/>
    <meta:generator>LibreOffice/4.2.8.2$Linux_X86_64 LibreOffice_project/420m0$Build-2</meta:generator>
  </office:meta>
</office:document-meta>
</file>